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21304d" officeooo:paragraph-rsid="0021304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215e69" officeooo:paragraph-rsid="0021304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215e69" officeooo:paragraph-rsid="00215e6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5c520" officeooo:paragraph-rsid="0025c52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1918" officeooo:paragraph-rsid="0027191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215e69"/>
    </style:style>
    <style:style style:name="T1" style:family="text">
      <style:text-properties officeooo:rsid="00215e69"/>
    </style:style>
    <style:style style:name="T2" style:family="text">
      <style:text-properties officeooo:rsid="0022f08f"/>
    </style:style>
    <style:style style:name="T3" style:family="text">
      <style:text-properties fo:font-style="normal" style:text-underline-style="none" fo:font-weight="normal" officeooo:rsid="00215e6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420b9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5c520" style:font-style-asian="normal" style:font-weight-asian="normal" style:font-style-complex="normal" style:font-weight-complex="normal"/>
    </style:style>
    <style:style style:name="T6" style:family="text">
      <style:text-properties officeooo:rsid="00271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es <text:span text:style-name="T1">de sécurité</text:span> et équipement <text:span text:style-name="T1">obligatoire</text:span>:</text:p>
      <text:p text:style-name="P2"/>
      <text:p text:style-name="P3">conduite a tenir :</text:p>
      <text:p text:style-name="P3"/>
      <text:p text:style-name="P3"><text:tab/>-En cas de problème problème mécanique ou d’affichage de voyant rouge sur le tableau de <text:tab/> bord, s’arrêter immédiatement</text:p>
      <text:p text:style-name="P3"><text:tab/> <text:s/></text:p>
      <text:p text:style-name="P3"><text:tab/>-<text:span text:style-name="T2"> Drapeau rouge: problème sur la piste, finissez votre tour à faible allure et vous rentrez <text:tab/>au <text:tab/> <text:s/>stand</text:span></text:p>
      <text:p text:style-name="P3"><text:tab/></text:p>
      <text:p text:style-name="P6"><text:span text:style-name="T3"><text:tab/>- </text:span><text:span text:style-name="T4">Drapeau blanc: le moment est venu de mettre le plein d’essence et 15 minutes de pause <text:tab/>pour refroidissement du véhicule et rafraîchissement en cas de besoin <text:s/>(non inclus dans le <text:tab/>temps de course)</text:span></text:p>
      <text:p text:style-name="P6"><text:span text:style-name="T4"/></text:p>
      <text:p text:style-name="P6"><text:span text:style-name="T4"><text:tab/>-</text:span><text:span text:style-name="T5">Drapeau à Damiers : temps de course écoulé, vous passer sous le drapeau et vous rentré au <text:tab/>paddock</text:span></text:p>
      <text:p text:style-name="P3"><text:tab/></text:p>
      <text:p text:style-name="P3"/>
      <text:p text:style-name="P4">Équipement obligatoire :</text:p>
      <text:p text:style-name="P4"><text:s text:c="4"/></text:p>
      <text:p text:style-name="P4"><text:tab/>-combinaison de piste </text:p>
      <text:p text:style-name="P4"><text:tab/>- casque intégral homologué aux normes NF ou européenne</text:p>
      <text:p text:style-name="P4"><text:tab/>-gants en cuir </text:p>
      <text:p text:style-name="P4"><text:tab/>- <text:span text:style-name="T6">chaussure montantes</text:span></text:p>
      <text:p text:style-name="P4"><text:tab/></text:p>
      <text:p text:style-name="P4"/>
      <text:p text:style-name="P4"/>
      <text:p text:style-name="P5">Nous incluant une assurance couvrant tout les dommage comprise dans le test avec signature en retour.</text:p>
      <text:p text:style-name="P5"/>
      <text:p text:style-name="P5">Les consignes de sécurité seront rappelé avant le début du t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5T10:29:55.068000000</meta:creation-date>
    <dc:date>2022-11-25T12:22:48.627000000</dc:date>
    <meta:editing-duration>PT9M52S</meta:editing-duration>
    <meta:editing-cycles>1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8" meta:word-count="146" meta:character-count="905" meta:non-whitespace-character-count="742"/>
  </office:meta>
</office:document-meta>
</file>